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13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57.27mm"/>
    </style:style>
    <style:style style:name="co4" style:family="table-column">
      <style:table-column-properties fo:break-before="auto" style:column-width="107.4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5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xpenses-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0])" office:value-type="float" office:value="640.17" calcext:value-type="float">
            <text:p>640.17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33:.B38])" office:value-type="float" office:value="1124.9" calcext:value-type="float">
            <text:p>1124.9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0:.B46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0:.B50])" office:value-type="float" office:value="13.6" calcext:value-type="float">
            <text:p>13.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51])" office:value-type="float" office:value="2055" calcext:value-type="float">
            <text:p>2055</text:p>
          </table:table-cell>
          <table:table-cell table:formula="of:=SUM([.C1:.C52])" office:value-type="float" office:value="2055" calcext:value-type="float">
            <text:p>2055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57:.B62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53];[.B64])" office:value-type="float" office:value="-5251.64" calcext:value-type="float">
            <text:p>-5251.64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ome tax on $3100</text:p>
          </table:table-cell>
          <table:table-cell office:value-type="float" office:value="775" calcext:value-type="float">
            <text:p>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brella cut of awesome ann arbor grant 201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pected incom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number-columns-repeated="3"/>
        </table:table-row>
        <table:table-row table:style-name="ro1">
          <table:table-cell/>
          <table:table-cell table:formula="of:=SUM([.B66];[.B70];[.B74])" office:value-type="float" office:value="-4476.64" calcext:value-type="float">
            <text:p>-4476.6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00-00-00</text:date>, <text:time style:data-style-name="N2" text:time-value="21:54:58.6028504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5T21:58:22.342260282</dc:date>
    <meta:editing-duration>PT18H35M15S</meta:editing-duration>
    <meta:editing-cycles>101</meta:editing-cycles>
    <meta:generator>LibreOffice/5.1.6.2$Linux_X86_64 LibreOffice_project/10m0$Build-2</meta:generator>
    <meta:document-statistic meta:table-count="2" meta:cell-count="342" meta:object-count="0"/>
  </office:meta>
</office:document-meta>
</file>